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32cm" svg:height="2.159cm" svg:x="8.747cm" svg:y="2.65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032cm" svg:height="2.159cm" svg:x="2.397cm" svg:y="6.58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032cm" svg:height="2.159cm" svg:x="6.842cm" svg:y="6.461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2.032cm" svg:height="2.159cm" svg:x="10.652cm" svg:y="6.58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032cm" svg:height="2.159cm" svg:x="14.843cm" svg:y="6.71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032cm" svg:height="2.159cm" svg:x="3.667cm" svg:y="11.28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32cm" svg:height="2.159cm" svg:x="8.239cm" svg:y="11.287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32cm" svg:height="2.159cm" svg:x="12.303cm" svg:y="11.414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032cm" svg:height="2.159cm" svg:x="1.635cm" svg:y="15.7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32cm" svg:height="2.159cm" svg:x="5.445cm" svg:y="15.7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13cm" svg:y1="6.588cm" svg:x2="8.747cm" svg:y2="3.731cm" draw:start-shape="id1" draw:start-glue-point="4" draw:end-shape="id2" draw:end-glue-point="6" svg:d="M3413 6588c0-1905 1778-2857 5334-2857" svg:viewBox="0 0 5335 2858">
          <text:p/>
        </draw:connector>
        <draw:connector draw:style-name="gr2" draw:text-style-name="P1" draw:layer="layout" draw:type="curve" svg:x1="4.429cm" svg:y1="7.668cm" svg:x2="6.842cm" svg:y2="7.541cm" draw:start-shape="id1" draw:start-glue-point="10" draw:end-shape="id3" draw:end-glue-point="6" svg:d="M4429 7668c1810 0 604-127 2413-127" svg:viewBox="0 0 2414 128">
          <text:p/>
        </draw:connector>
        <draw:connector draw:style-name="gr2" draw:text-style-name="P1" draw:layer="layout" draw:type="curve" svg:x1="7.858cm" svg:y1="6.461cm" svg:x2="9.044cm" svg:y2="4.494cm" draw:start-shape="id3" draw:start-glue-point="4" draw:end-shape="id2" draw:end-glue-point="7" svg:d="M7858 6461c0-1312 395-1967 1186-1967" svg:viewBox="0 0 1187 1968">
          <text:p/>
        </draw:connector>
        <draw:connector draw:style-name="gr2" draw:text-style-name="P1" draw:layer="layout" draw:type="curve" svg:x1="11.668cm" svg:y1="6.588cm" svg:x2="10.482cm" svg:y2="4.494cm" draw:start-shape="id4" draw:start-glue-point="4" draw:end-shape="id2" draw:end-glue-point="9" svg:d="M11668 6588c0-1396-395-2094-1186-2094" svg:viewBox="0 0 1187 2095">
          <text:p/>
        </draw:connector>
        <draw:connector draw:style-name="gr2" draw:text-style-name="P1" draw:layer="layout" draw:type="curve" svg:x1="15.859cm" svg:y1="6.715cm" svg:x2="10.779cm" svg:y2="3.731cm" draw:start-shape="id5" draw:start-glue-point="4" draw:end-shape="id2" draw:end-glue-point="10" svg:d="M15859 6715c0-1990-1693-2984-5080-2984" svg:viewBox="0 0 5081 2985">
          <text:p/>
        </draw:connector>
        <draw:connector draw:style-name="gr2" draw:text-style-name="P1" draw:layer="layout" draw:type="curve" svg:x1="12.684cm" svg:y1="7.668cm" svg:x2="14.843cm" svg:y2="7.795cm" draw:start-shape="id4" draw:start-glue-point="10" draw:end-shape="id5" draw:end-glue-point="6" svg:d="M12684 7668c1620 0 541 127 2159 127" svg:viewBox="0 0 2160 128">
          <text:p/>
        </draw:connector>
        <draw:connector draw:style-name="gr2" draw:text-style-name="P1" draw:layer="layout" draw:type="curve" svg:x1="7.858cm" svg:y1="8.62cm" svg:x2="8.536cm" svg:y2="11.603cm" draw:start-shape="id3" draw:start-glue-point="8" draw:end-shape="id6" draw:end-glue-point="5" svg:d="M7858 8620c0 1999-59 1666-189 1912s-330 1071 867 1071" svg:viewBox="0 0 967 2984">
          <text:p/>
        </draw:connector>
        <draw:connector draw:style-name="gr2" draw:text-style-name="P1" draw:layer="layout" draw:type="curve" svg:x1="8.577cm" svg:y1="8.304cm" svg:x2="12.6cm" svg:y2="11.73cm" draw:start-shape="id3" draw:start-glue-point="9" draw:end-shape="id7" draw:end-glue-point="5" svg:d="M8577 8304c3018 0 1007 3426 4023 3426" svg:viewBox="0 0 4024 3427">
          <text:p/>
        </draw:connector>
        <draw:connector draw:style-name="gr2" draw:text-style-name="P1" draw:layer="layout" draw:type="curve" svg:x1="10.271cm" svg:y1="12.367cm" svg:x2="12.303cm" svg:y2="12.494cm" draw:start-shape="id6" draw:start-glue-point="10" draw:end-shape="id7" draw:end-glue-point="6" svg:d="M10271 12367c1525 0 510 127 2032 127" svg:viewBox="0 0 2033 128">
          <text:p/>
        </draw:connector>
        <draw:connector draw:style-name="gr2" draw:text-style-name="P1" draw:layer="layout" draw:type="curve" svg:x1="9.255cm" svg:y1="13.446cm" svg:x2="15.859cm" svg:y2="8.874cm" draw:start-shape="id6" draw:start-glue-point="8" draw:end-shape="id5" draw:end-glue-point="8" svg:d="M9255 13446c0 751 6604 3037 6604-4572" svg:viewBox="0 0 6605 5485">
          <text:p/>
        </draw:connector>
        <draw:connector draw:style-name="gr2" draw:text-style-name="P1" draw:layer="layout" draw:type="curve" svg:x1="3.413cm" svg:y1="8.747cm" svg:x2="4.683cm" svg:y2="11.287cm" draw:start-shape="id1" draw:start-glue-point="8" draw:end-shape="id8" draw:end-glue-point="4" svg:d="M3413 8747c0 1905 1270 635 1270 2540" svg:viewBox="0 0 1271 2541">
          <text:p/>
        </draw:connector>
        <draw:connector draw:style-name="gr2" draw:text-style-name="P1" draw:layer="layout" draw:type="curve" svg:x1="3.964cm" svg:y1="13.13cm" svg:x2="2.651cm" svg:y2="15.732cm" draw:start-shape="id8" draw:start-glue-point="7" draw:end-shape="id9" draw:end-glue-point="4" svg:d="M3964 13130c-876 0-1313 867-1313 2602" svg:viewBox="0 0 1314 2603">
          <text:p/>
        </draw:connector>
        <draw:connector draw:style-name="gr2" draw:text-style-name="P1" draw:layer="layout" draw:type="curve" svg:x1="3.667cm" svg:y1="16.812cm" svg:x2="5.445cm" svg:y2="16.812cm" draw:start-shape="id9" draw:start-glue-point="10" draw:end-shape="id10" draw:end-glue-point="6" svg:d="M3667 16812h1778" svg:viewBox="0 0 1779 1">
          <text:p/>
        </draw:connector>
        <draw:connector draw:style-name="gr2" draw:text-style-name="P1" draw:layer="layout" draw:type="curve" svg:x1="6.461cm" svg:y1="15.732cm" svg:x2="5.402cm" svg:y2="13.13cm" draw:start-shape="id10" draw:start-glue-point="4" draw:end-shape="id8" draw:end-glue-point="9" svg:d="M6461 15732c0-1735-353-2602-1059-2602" svg:viewBox="0 0 1060 2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1:09:46.801831489</meta:creation-date>
    <dc:date>2015-02-28T14:05:07.676320212</dc:date>
    <meta:editing-duration>PT2H20M35S</meta:editing-duration>
    <meta:editing-cycles>1</meta:editing-cycles>
    <meta:document-statistic meta:object-count="24"/>
    <meta:generator>LibreOffice/4.2.7.2$Linux_X86_64 LibreOffice_project/420m0$Build-2</meta:generator>
  </office:meta>
</office:document-meta>
</file>